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weight="bold" officeooo:rsid="0039f00c" officeooo:paragraph-rsid="0039f00c" style:font-weight-asian="bold" style:font-weight-complex="bold"/>
    </style:style>
    <style:style style:name="P2" style:family="paragraph" style:parent-style-name="Text_20_body">
      <style:text-properties officeooo:rsid="003d2c1a" officeooo:paragraph-rsid="003d2c1a"/>
    </style:style>
    <style:style style:name="P3" style:family="paragraph" style:parent-style-name="Text_20_body">
      <style:paragraph-properties fo:text-align="center" style:justify-single-word="false"/>
      <style:text-properties officeooo:rsid="001f6db3" officeooo:paragraph-rsid="001f6db3"/>
    </style:style>
    <style:style style:name="P4" style:family="paragraph" style:parent-style-name="Text_20_body">
      <style:paragraph-properties fo:text-align="justify" style:justify-single-word="false"/>
      <style:text-properties officeooo:rsid="004229ca" officeooo:paragraph-rsid="004229ca"/>
    </style:style>
    <style:style style:name="P5" style:family="paragraph" style:parent-style-name="Text_20_body">
      <style:text-properties officeooo:rsid="003f269a" officeooo:paragraph-rsid="0043e405"/>
    </style:style>
    <style:style style:name="P6" style:family="paragraph" style:parent-style-name="Text_20_body">
      <style:text-properties officeooo:rsid="0043e405" officeooo:paragraph-rsid="00492777"/>
    </style:style>
    <style:style style:name="P7" style:family="paragraph" style:parent-style-name="Text_20_body">
      <style:paragraph-properties fo:text-align="justify" style:justify-single-word="false"/>
      <style:text-properties officeooo:rsid="004498ed" officeooo:paragraph-rsid="004498ed"/>
    </style:style>
    <style:style style:name="P8" style:family="paragraph" style:parent-style-name="Text_20_body">
      <style:paragraph-properties fo:text-align="justify" style:justify-single-word="false"/>
      <style:text-properties officeooo:rsid="0045a2d9" officeooo:paragraph-rsid="0045a2d9"/>
    </style:style>
    <style:style style:name="P9" style:family="paragraph" style:parent-style-name="Text_20_body">
      <style:paragraph-properties fo:text-align="justify" style:justify-single-word="false"/>
      <style:text-properties officeooo:rsid="0045a2d9" officeooo:paragraph-rsid="00469edc"/>
    </style:style>
    <style:style style:name="P10" style:family="paragraph" style:parent-style-name="Text_20_body">
      <style:text-properties officeooo:rsid="00469edc" officeooo:paragraph-rsid="00469edc"/>
    </style:style>
    <style:style style:name="P11" style:family="paragraph" style:parent-style-name="Text_20_body">
      <style:text-properties fo:font-size="10pt" officeooo:rsid="001de145" officeooo:paragraph-rsid="00469edc" style:font-size-asian="8.75pt" style:font-size-complex="10pt"/>
    </style:style>
    <style:style style:name="P12" style:family="paragraph" style:parent-style-name="Text_20_body">
      <style:text-properties officeooo:rsid="001837a4" officeooo:paragraph-rsid="004b8b6c"/>
    </style:style>
    <style:style style:name="P13" style:family="paragraph" style:parent-style-name="Title">
      <style:paragraph-properties fo:text-align="center" style:justify-single-word="false"/>
      <style:text-properties fo:font-size="16pt" officeooo:rsid="001837a4" style:font-size-asian="16pt" style:font-size-complex="16pt"/>
    </style:style>
    <style:style style:name="P14" style:family="paragraph" style:parent-style-name="Программный_20_код">
      <style:text-properties officeooo:rsid="004498ed" officeooo:paragraph-rsid="004498ed"/>
    </style:style>
    <style:style style:name="P15" style:family="paragraph" style:parent-style-name="Программный_20_код">
      <style:text-properties officeooo:rsid="0045a2d9" officeooo:paragraph-rsid="0045a2d9"/>
    </style:style>
    <style:style style:name="P16" style:family="paragraph" style:parent-style-name="Программный_20_код">
      <style:text-properties officeooo:rsid="00469edc" officeooo:paragraph-rsid="00469edc"/>
    </style:style>
    <style:style style:name="P17" style:family="paragraph" style:parent-style-name="Перечисление" style:list-style-name="L1"/>
    <style:style style:name="P18" style:family="paragraph" style:parent-style-name="Перечисление" style:list-style-name="L1">
      <style:text-properties officeooo:rsid="0043e405" officeooo:paragraph-rsid="0043e405"/>
    </style:style>
    <style:style style:name="P19" style:family="paragraph" style:parent-style-name="Перечисление">
      <style:text-properties officeooo:rsid="0052f8e1" officeooo:paragraph-rsid="0052f8e1"/>
    </style:style>
    <style:style style:name="P20" style:family="paragraph" style:parent-style-name="Text_20_body">
      <style:text-properties officeooo:rsid="004cbb03" officeooo:paragraph-rsid="004cbb03"/>
    </style:style>
    <style:style style:name="P21" style:family="paragraph" style:parent-style-name="Text_20_body">
      <style:text-properties officeooo:rsid="0051b11a" officeooo:paragraph-rsid="0051b11a"/>
    </style:style>
    <style:style style:name="P22" style:family="paragraph" style:parent-style-name="Heading_20_2">
      <style:text-properties officeooo:rsid="003d2c1a" officeooo:paragraph-rsid="00193606"/>
    </style:style>
    <style:style style:name="P23" style:family="paragraph" style:parent-style-name="Heading_20_2">
      <style:text-properties officeooo:rsid="003d2c1a" officeooo:paragraph-rsid="0043e405"/>
    </style:style>
    <style:style style:name="P24" style:family="paragraph" style:parent-style-name="Heading_20_2">
      <style:text-properties officeooo:rsid="0020d2f0" officeooo:paragraph-rsid="0020d2f0"/>
    </style:style>
    <style:style style:name="P25" style:family="paragraph" style:parent-style-name="Программный_20_код">
      <style:text-properties officeooo:rsid="0045a2d9" officeooo:paragraph-rsid="0045a2d9"/>
    </style:style>
    <style:style style:name="P26" style:family="paragraph" style:parent-style-name="Программный_20_код">
      <style:text-properties officeooo:rsid="0052f8e1" officeooo:paragraph-rsid="0052f8e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f269a" style:font-weight-asian="bold" style:font-weight-complex="bold"/>
    </style:style>
    <style:style style:name="T3" style:family="text">
      <style:text-properties fo:font-weight="bold" officeooo:rsid="00469edc" style:font-weight-asian="bold" style:font-weight-complex="bold"/>
    </style:style>
    <style:style style:name="T4" style:family="text">
      <style:text-properties style:font-name="Liberation Mono" fo:font-size="9pt" style:font-size-asian="9pt" style:font-size-complex="9pt"/>
    </style:style>
    <style:style style:name="T5" style:family="text">
      <style:text-properties style:font-name="Liberation Mono" fo:font-size="9pt" officeooo:rsid="0009f66f" style:font-size-asian="9pt" style:font-size-complex="9pt"/>
    </style:style>
    <style:style style:name="T6" style:family="text">
      <style:text-properties style:font-name="Liberation Mono" fo:font-size="9pt" officeooo:rsid="003f269a" style:font-size-asian="9pt" style:font-size-complex="9pt"/>
    </style:style>
    <style:style style:name="T7" style:family="text">
      <style:text-properties style:font-name="Liberation Mono" fo:font-size="9pt" officeooo:rsid="004498ed" style:font-size-asian="9pt" style:font-size-complex="9pt"/>
    </style:style>
    <style:style style:name="T8" style:family="text">
      <style:text-properties style:font-name="Liberation Mono" fo:font-size="9pt" fo:font-weight="normal" officeooo:rsid="000b8fc3" style:font-size-asian="9pt" style:font-weight-asian="normal" style:font-size-complex="9pt" style:font-weight-complex="normal"/>
    </style:style>
    <style:style style:name="T9" style:family="text">
      <style:text-properties style:font-name="Liberation Mono" fo:font-size="8pt" style:font-size-asian="8pt" style:font-size-complex="8pt"/>
    </style:style>
    <style:style style:name="T10" style:family="text">
      <style:text-properties fo:font-size="10pt" officeooo:rsid="0009f66f" style:font-size-asian="8.75pt" style:font-size-complex="10pt"/>
    </style:style>
    <style:style style:name="T11" style:family="text">
      <style:text-properties fo:font-size="10pt" officeooo:rsid="000b8fc3" style:font-size-asian="8.75pt" style:font-size-complex="10pt"/>
    </style:style>
    <style:style style:name="T12" style:family="text">
      <style:text-properties fo:font-size="10pt" officeooo:rsid="00469edc" style:font-size-asian="8.75pt" style:font-size-complex="10pt"/>
    </style:style>
    <style:style style:name="T13" style:family="text">
      <style:text-properties fo:font-size="10pt" officeooo:rsid="0047d288" style:font-size-asian="8.75pt" style:font-size-complex="10pt"/>
    </style:style>
    <style:style style:name="T14" style:family="text">
      <style:text-properties fo:font-size="10pt" officeooo:rsid="000cec6a" style:font-size-asian="8.75pt" style:font-size-complex="10pt"/>
    </style:style>
    <style:style style:name="T15" style:family="text">
      <style:text-properties fo:font-size="10pt" officeooo:rsid="00492777" style:font-size-asian="8.75pt" style:font-size-complex="10pt"/>
    </style:style>
    <style:style style:name="T16" style:family="text">
      <style:text-properties fo:font-size="10pt" officeooo:rsid="00510ce5" style:font-size-asian="8.75pt" style:font-size-complex="10pt"/>
    </style:style>
    <style:style style:name="T17" style:family="text">
      <style:text-properties officeooo:rsid="0034e217"/>
    </style:style>
    <style:style style:name="T18" style:family="text">
      <style:text-properties officeooo:rsid="003d2c1a"/>
    </style:style>
    <style:style style:name="T19" style:family="text">
      <style:text-properties officeooo:rsid="003f269a"/>
    </style:style>
    <style:style style:name="T20" style:family="text">
      <style:text-properties officeooo:rsid="00432a54"/>
    </style:style>
    <style:style style:name="T21" style:family="text">
      <style:text-properties officeooo:rsid="0043a470"/>
    </style:style>
    <style:style style:name="T22" style:family="text">
      <style:text-properties officeooo:rsid="0043e405"/>
    </style:style>
    <style:style style:name="T23" style:family="text">
      <style:text-properties officeooo:rsid="004498ed"/>
    </style:style>
    <style:style style:name="T24" style:family="text">
      <style:text-properties officeooo:rsid="0045a2d9"/>
    </style:style>
    <style:style style:name="T25" style:family="text">
      <style:text-properties officeooo:rsid="00469edc"/>
    </style:style>
    <style:style style:name="T26" style:family="text">
      <style:text-properties style:font-name="Liberation Serif" fo:font-size="10pt" style:font-size-asian="10pt" style:font-size-complex="10pt"/>
    </style:style>
    <style:style style:name="T27" style:family="text">
      <style:text-properties style:font-name="Liberation Serif" fo:font-size="10pt" officeooo:rsid="00469edc" style:font-size-asian="10pt" style:font-size-complex="10pt"/>
    </style:style>
    <style:style style:name="T28" style:family="text">
      <style:text-properties officeooo:rsid="004b8b6c"/>
    </style:style>
    <style:style style:name="T29" style:family="text">
      <style:text-properties officeooo:rsid="004e0290"/>
    </style:style>
    <style:style style:name="T30" style:family="text">
      <style:text-properties officeooo:rsid="00510ce5"/>
    </style:style>
    <style:style style:name="T31" style:family="text">
      <style:text-properties officeooo:rsid="0051b11a"/>
    </style:style>
    <style:style style:name="T32" style:family="text">
      <style:text-properties officeooo:rsid="0054d86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8">Модификация системного вызова </text:span><text:s/></text:p>
      <text:p text:style-name="P1">Часть <text:span text:style-name="T18">2</text:span>.</text:p>
      <text:p text:style-name="P3">Редакция 0<text:span text:style-name="T32">4</text:span> от <text:span text:style-name="T17">26.</text:span>09.2015</text:p>
      <text:p text:style-name="P4">В предыдущей части мы договорились до того, что <text:span text:style-name="T1">не экспортируемые</text:span> имена ядра Linux могут использоваться в коде собственных модулей ядра с тем же успехом, что и <text:span text:style-name="T1">экспортируемые</text:span>. Одним из таких имён в ядре является селекторная таблица <text:span text:style-name="T1">всех</text:span> системных вызовов Linux. Собственно, это и есть основной интерфейс любых приложений <text:span text:style-name="T28">к</text:span> сервисам ядра.</text:p>
      <text:p text:style-name="P4">Теперь мы рассмотрим как можно модифицировать оригинальный обработчик любого системного вызова, подменить его, или внести разнообразие в его выполнение в соответствии с собственным видением. </text:p>
      <text:h text:style-name="P22" text:outline-level="2">Техника модификации </text:h>
      <text:p text:style-name="P2">Техника модификации системных вызовов операционной системы известна давно и использовалась в самых разных операционных системах. Это любимая техника писателей вирусов начиная с системы MS-DOS — <text:span text:style-name="T20">системы, которая просто провоцировала на такие эксперименты</text:span>. Но мы будем использовать эту технику в мирных целях... <text:span text:style-name="T21">(В разных публикациях такие действия называют по-разному: модификация, встраивание, имплементация, подмена, перехват — они имеют свои нюансы, но в нашем обсуждении могут использоваться как синонимы.)</text:span></text:p>
      <text:p text:style-name="P12"><text:span text:style-name="T19">Если любой системный вызов</text:span> <text:span text:style-name="T19">в</text:span> ядр<text:span text:style-name="T19">е</text:span> операционной системы Linux <text:span text:style-name="T19">вызывается косвенно через адрес в таблице (массиве) системных вызовов </text:span><text:span text:style-name="T6">sys_call_table</text:span>, <text:span text:style-name="T19">то подменив адрес в этой селекторной таблице на собственную функцию-обработчик, мы тем самым и подменим обработчик системного вызова. В этом, собственно, и состоит техника модификации. На практике радикализм до такой степени никогда не требуется, реально нам бывает необходимо выполнять оригинальный системный вызов, но проделав некоторые собственные действия либо </text:span><text:span text:style-name="T2">до</text:span><text:span text:style-name="T19"> него (предобработка), либо </text:span><text:span text:style-name="T2">после</text:span><text:span text:style-name="T19"> окончания (постобработка) его (либо комбинация того и другого). </text:span></text:p>
      <text:p text:style-name="P5"><text:span text:style-name="T22">В предыдущей части мы убедились, что можем находить размещение и использовать любые, в том числе</text:span> <text:span text:style-name="T22">и не экспортируемые, символы ядра. Всё что требуется, в принципе, для целей </text:span>модификации <text:span text:style-name="T22">системных вызовов — это найти базовый адрес массива </text:span><text:span text:style-name="T4">sys_call_table</text:span><text:span text:style-name="T22">, и по смещению номера требуемого системного вызова вызова записать адрес собственной функции обработки. Реально схема будет чуть сложнее — необходимо прежде сохранить старое (оригинальное) значение системного обработчика:</text:span></text:p>
      <text:list xml:id="list4501194626024179755" text:style-name="L1">
        <text:list-item>
          <text:p text:style-name="P17"><text:s/><text:span text:style-name="T22">Для вызова оригинального обработчика из собственной функции обработки перед или/и после выполнения модифицированного кода;</text:span></text:p>
        </text:list-item>
        <text:list-item>
          <text:p text:style-name="P18">Для восстановления оригинального обработчика при выгрузке модуля.</text:p>
        </text:list-item>
      </text:list>
      <text:h text:style-name="P23" text:outline-level="2"><text:span text:style-name="T22">Реализация</text:span> </text:h>
      <text:p text:style-name="P6">Реализация, как это всегда и бывает, несколько сложнее теории. <text:span text:style-name="T25">Первая, незначительная, сложность состоит в том как записать прототип собственной функции обработки конкретного системного вызова. Малейшая некорректность прототипа с большой вероятностью приведёт просто к краху операционной системы. Решение состоит в том, чтобы просто подсмотреть и </text:span><text:span text:style-name="T3">списать</text:span><text:span text:style-name="T25"> (как двоечник) прототип функции обработки </text:span><text:span text:style-name="T3">этого</text:span><text:span text:style-name="T25"> системного вызова из </text:span><text:span text:style-name="T11">заголовочно</text:span><text:span text:style-name="T12">го</text:span><text:span text:style-name="T11"> файл</text:span><text:span text:style-name="T12">а</text:span><text:span text:style-name="T11"> ядра </text:span><text:span text:style-name="T8">&lt;linux/syscalls.h&gt;.</text:span></text:p>
      <text:p text:style-name="P6"><text:span text:style-name="T10">Следующая, </text:span><text:span text:style-name="T15">горазд</text:span><text:span text:style-name="T16">о</text:span><text:span text:style-name="T15"> более существенная,</text:span><text:span text:style-name="T10"> трудность</text:span> здесь состоит в том, что селекторная таблица <text:span text:style-name="T6">sys_call_table</text:span>, в процессорных архитектурах которые это позволяют (<text:span text:style-name="T30">а I386</text:span> и X86_64 в их числе), <text:soft-page-break/>размеща<text:span text:style-name="T30">ется</text:span> в страницах памяти, разрешённых исключительно для чтения <text:span text:style-name="T30">(readonly)</text:span>. Это контролируется аппаратно (средствами MMU - M<text:span text:style-name="T11">emory </text:span><text:span text:style-name="T13">M</text:span><text:span text:style-name="T11">anagement </text:span><text:span text:style-name="T13">U</text:span><text:span text:style-name="T11">nit</text:span>) и при нарушении прав доступа возбуждается исключение. Поэтому нам нужно снять флаг запрета записи на время модификации элемента <text:span text:style-name="T7">sys_call_table</text:span><text:span text:style-name="T23"> и восстановить его после.</text:span></text:p>
      <text:p text:style-name="P6"><text:span text:style-name="T23">В архитектурах I386 </text:span>и X86_64<text:span text:style-name="T23"> флаг разрешения записи определяется битовым флагом в скрытом регистре состояния процессора CR0. Для выполнения нужных нам действий мы используем соответствующе функции, для 32-бит архитектуры, например, они будут выглядеть так (файл </text:span><text:span text:style-name="T7">CR0.c</text:span><text:span text:style-name="T23">, э</text:span><text:span text:style-name="T14">тот код написан на инлайнов</text:span><text:span text:style-name="T16">ых </text:span><text:span text:style-name="T14"><text:s/>ассемблер</text:span><text:span text:style-name="T16">ных вставках — расширение </text:span><text:span text:style-name="T14">компилятора GCC</text:span><text:span text:style-name="T23">):</text:span></text:p>
      <text:p text:style-name="P26">// page write protect - on</text:p>
      <text:p text:style-name="P26">#define rw_enable() <text:s text:c="13"/>\</text:p>
      <text:p text:style-name="P26">asm( "cli \n" <text:s text:c="19"/>\</text:p>
      <text:p text:style-name="P26"><text:s text:c="5"/>"pushl %eax \n" <text:s text:c="12"/>\</text:p>
      <text:p text:style-name="P26"><text:s text:c="5"/>"movl %cr0, %eax \n" <text:s text:c="7"/>\</text:p>
      <text:p text:style-name="P26"><text:s text:c="5"/>"andl $0xfffeffff, %eax \n" \</text:p>
      <text:p text:style-name="P26"><text:s text:c="5"/>"movl %eax, %cr0 \n" <text:s text:c="7"/>\</text:p>
      <text:p text:style-name="P26"><text:s text:c="5"/>"popl %eax" );</text:p>
      <text:p text:style-name="P26"></text:p>
      <text:p text:style-name="P26">// page write protect - off</text:p>
      <text:p text:style-name="P26">#define rw_disable() <text:s text:c="12"/>\</text:p>
      <text:p text:style-name="P26">asm( "pushl %eax \n" <text:s text:c="12"/>\</text:p>
      <text:p text:style-name="P26"><text:s text:c="5"/>"movl %cr0, %eax \n" <text:s text:c="7"/>\</text:p>
      <text:p text:style-name="P26"><text:s text:c="5"/>"orl $0x00010000, %eax \n" <text:s/>\</text:p>
      <text:p text:style-name="P26"><text:s text:c="5"/>"movl %eax, %cr0 \n" <text:s text:c="7"/>\</text:p>
      <text:p text:style-name="P26"><text:s text:c="5"/>"popl %eax \n" <text:s text:c="13"/>\</text:p>
      <text:p text:style-name="P26"><text:s text:c="5"/>"sti " );</text:p>
      <text:p text:style-name="P14"/>
      <text:p text:style-name="P19">P.S. Различные варианты техники записи в защищённые от записи страницы обсуждались, например, в <text:a xlink:type="simple" xlink:href="http://vulnfactory.org/blog/2011/08/12/wp-safe-or-not/">WP: Safe or Not?</text:a> и <text:a xlink:type="simple" xlink:href="http://habrahabr.ru/post/207122/">Кошерный способ модификации защищённых от записи областей ядра Linux</text:a>.</text:p>
      <text:p text:style-name="P7">Теперь мы готовы заменить <text:span text:style-name="T1">любой</text:span> системный вызов Linux (<text:span text:style-name="T4">man(2)</text:span>) на свою собственную функцию-обработчик — <text:span text:style-name="T24">а</text:span> это и есть то, к чему мы и стремились. Для иллюстрации работоспособности метода мы заменим (расширим) системный вызов <text:span text:style-name="T4">write( 1, … )</text:span> — вывод на терминал, задублируем <text:span text:style-name="T30">поток</text:span> вывод<text:span text:style-name="T30">а</text:span> в системный журнал (подобно тому что делает команда <text:span text:style-name="T4">tee</text:span>): </text:p>
      <text:p text:style-name="P14">#define PREFIX "! " </text:p>
      <text:p text:style-name="P14">#define DEB2(...) if( debug &gt; 1 ) printk( KERN_INFO PREFIX " ---- " __VA_ARGS__ ) </text:p>
      <text:p text:style-name="P14">#define LOG(...) printk( KERN_INFO PREFIX __VA_ARGS__ ) </text:p>
      <text:p text:style-name="P14">#define ERR(...) printk( KERN_ERR PREFIX __VA_ARGS__ ) </text:p>
      <text:p text:style-name="P14"/>
      <text:p text:style-name="P14">static int debug = 0; <text:s text:c="19"/>// debug output level: 0, 1, 2 </text:p>
      <text:p text:style-name="P14">module_param( debug, uint, 0 ); </text:p>
      <text:p text:style-name="P14"/>
      <text:p text:style-name="P14">asmlinkage long (*old_sys_write) ( unsigned int fd, const char __user *buf, size_t count ); </text:p>
      <text:p text:style-name="P14"/>
      <text:p text:style-name="P15">#define LEN 250 </text:p>
      <text:p text:style-name="P15">asmlinkage long new_sys_write ( unsigned int fd, const char __user *buf, size_t count ) { </text:p>
      <text:p text:style-name="P15"><text:s text:c="3"/>if( 1 == fd ) { </text:p>
      <text:p text:style-name="P15"><text:s text:c="6"/>char msg[ LEN + 1 ]; </text:p>
      <text:p text:style-name="P15"><text:s text:c="6"/>int n = count &lt; LEN ? count : LEN, r; </text:p>
      <text:p text:style-name="P15"><text:s text:c="6"/>if( ( r = copy_from_user( msg, (void*)buf, n ) ) != 0 ) return -EINVAL; </text:p>
      <text:p text:style-name="P15"><text:s text:c="6"/>if( '\n' == msg[ n - 1 ] ) msg[ n - 1 ] = '\0'; </text:p>
      <text:p text:style-name="P15"><text:s text:c="6"/>else msg[ n ] = '\0'; </text:p>
      <text:p text:style-name="P15"><text:s text:c="6"/>if( strchr( msg, '!' ) != NULL ) goto rec; // to prevent recursion </text:p>
      <text:p text:style-name="P15"><text:soft-page-break/><text:s text:c="6"/>LOG( "{%04d} %s\n", count, msg ); </text:p>
      <text:p text:style-name="P15"><text:s text:c="3"/>} </text:p>
      <text:p text:style-name="P15">rec: </text:p>
      <text:p text:style-name="P15"><text:s text:c="3"/>return old_sys_write( fd, buf, count ); <text:s text:c="6"/>// original write() </text:p>
      <text:p text:style-name="P15">};</text:p>
      <text:p text:style-name="P15"/>
      <text:p text:style-name="P15">static void **taddr; <text:s text:c="28"/>// address of sys_call_table </text:p>
      <text:p text:style-name="P15"/>
      <text:p text:style-name="P15">static int __init wrchg_init( void ) { </text:p>
      <text:p text:style-name="P15"><text:s text:c="3"/>void *waddr; </text:p>
      <text:p text:style-name="P15"><text:s text:c="3"/>if( NULL == ( taddr = find_sym( "sys_call_table" ) ) ) { </text:p>
      <text:p text:style-name="P15"><text:s text:c="6"/>ERR( "sys_call_table not found\n" ); return -EINVAL; </text:p>
      <text:p text:style-name="P15"><text:s text:c="3"/>} </text:p>
      <text:p text:style-name="P15"><text:s text:c="3"/>old_sys_write = (void*)taddr[ __NR_write ]; </text:p>
      <text:p text:style-name="P15"><text:s text:c="3"/>if( NULL == ( waddr = find_sym( "sys_write" ) ) ) { </text:p>
      <text:p text:style-name="P15"><text:s text:c="6"/>ERR( "sys_write not found\n" ); return -EINVAL; </text:p>
      <text:p text:style-name="P15"><text:s text:c="3"/>} </text:p>
      <text:p text:style-name="P15"><text:s text:c="3"/>if( old_sys_write != waddr ) { </text:p>
      <text:p text:style-name="P15"><text:s text:c="6"/>ERR( "Oooops! : addresses not equal\n" ); return -EINVAL; </text:p>
      <text:p text:style-name="P15"><text:s text:c="3"/>} </text:p>
      <text:p text:style-name="P15"><text:s text:c="3"/>LOG( "set new sys_write syscall [%p]\n", &amp;new_sys_write ); </text:p>
      <text:p text:style-name="P15"><text:s text:c="3"/>show_cr0(); </text:p>
      <text:p text:style-name="P15"><text:s text:c="3"/>rw_enable(); </text:p>
      <text:p text:style-name="P15"><text:s text:c="3"/>taddr[ __NR_write ] = new_sys_write; </text:p>
      <text:p text:style-name="P15"><text:s text:c="3"/>show_cr0(); </text:p>
      <text:p text:style-name="P15"><text:s text:c="3"/>rw_disable(); </text:p>
      <text:p text:style-name="P15"><text:s text:c="3"/>show_cr0(); </text:p>
      <text:p text:style-name="P15"><text:s text:c="3"/>return 0; </text:p>
      <text:p text:style-name="P15">} </text:p>
      <text:p text:style-name="P15"/>
      <text:p text:style-name="P15">static void __exit wrchg_exit( void ) { </text:p>
      <text:p text:style-name="P15"><text:s text:c="3"/>rw_enable(); </text:p>
      <text:p text:style-name="P15"><text:s text:c="3"/>taddr[ __NR_write ] = old_sys_write; </text:p>
      <text:p text:style-name="P15"><text:s text:c="3"/>rw_disable(); </text:p>
      <text:p text:style-name="P15"><text:s text:c="3"/>LOG( "restore old sys_write syscall [%p]\n", (void*)taddr[ __NR_write ] ); </text:p>
      <text:p text:style-name="P15"><text:s text:c="3"/>return; </text:p>
      <text:p text:style-name="P15">} </text:p>
      <text:p text:style-name="P15"/>
      <text:p text:style-name="P15">module_init( wrchg_init ); </text:p>
      <text:p text:style-name="P15">module_exit( wrchg_exit ); </text:p>
      <text:p text:style-name="P14"/>
      <text:p text:style-name="P9"><text:span text:style-name="T25">Ф</text:span>ункци<text:span text:style-name="T30">ю</text:span> поиска символа ядра <text:span text:style-name="T4">find_sym()</text:span><text:span text:style-name="T26">, </text:span><text:span text:style-name="T27">и</text:span><text:span text:style-name="T26">спользу</text:span><text:span text:style-name="T27">ющую вызов API ядра</text:span> <text:span text:style-name="T5">kallsyms_on_each_symbol()</text:span>, мы видели в предыдущей части <text:span text:style-name="T25">обсуждения</text:span>. Кроме того, мы <text:span text:style-name="T25">делаем </text:span>контрол<text:span text:style-name="T25">ь</text:span> (больше для иллюстрации) совпадение адреса имени <text:span text:style-name="T30">оригинального</text:span> <text:span text:style-name="T4">sys_write()</text:span> с <text:span text:style-name="T30">э</text:span>т<text:span text:style-name="T30">им</text:span> же адресом, находящимся в позиции <text:span text:style-name="T4">__NR_write</text:span> таблицы <text:span text:style-name="T7">sys_call_table</text:span>.</text:p>
      <text:p text:style-name="P8">Теперь мы можем исполнять систему с параллельным журналированием всего, что выводится на терминал (выбор для экспериментов <text:span text:style-name="T4">write()</text:span> не особо эстетично, но очень иллюстративно и, кроме того, безопасно на ранних стадиях экспериментирования <text:span text:style-name="T30">в сравнении с другими системными вызовами Linux</text:span>):</text:p>
      <text:p text:style-name="Пример_20_команды">$ sudo insmod wrlog.ko debug=2 </text:p>
      <text:p text:style-name="Пример_20_команды">$ ls </text:p>
      <text:p text:style-name="P16">CR0.c <text:s/>find.c <text:s/>Makefile <text:s/>Modi.hist <text:s/>wrlog.0.c <text:s/>wrlog.1.c <text:s/>wrlog.2.c <text:s/>wrlog.3.c <text:s/>wrlog.c <text:s/>wrlog.hist <text:s/>wrlog.ko </text:p>
      <text:p text:style-name="Пример_20_команды"><text:soft-page-break/>$ sudo rmmod wrlog </text:p>
      <text:p text:style-name="Пример_20_команды">$ dmesg | tail -n31 </text:p>
      <text:p text:style-name="P16">[ 1594.231242] ! set new sys_write syscall [f8854000] </text:p>
      <text:p text:style-name="P16">[ 1594.231248] ! <text:s/>---- CR0 = 80050033 </text:p>
      <text:p text:style-name="P16">[ 1594.231250] ! <text:s/>---- CR0 = 80040033 </text:p>
      <text:p text:style-name="P16">[ 1594.231252] ! <text:s/>---- CR0 = 80050033 </text:p>
      <text:p text:style-name="P16">[ 1594.232737] ! {0052} /home/olej/2015_WORK/own.BOOK/SysCalls/Modi/examles </text:p>
      <text:p text:style-name="P16">[ 1594.233368] ! {0078} \x1b[01;32molej@nvidia\x1b[01;34m ~/2015_WORK/own.BOOK/SysCalls/Modi/examles $\x1b[00m </text:p>
      <text:p text:style-name="P16">[ 1596.866659] ! {0001} l </text:p>
      <text:p text:style-name="P16">[ 1597.154675] ! {0001} s </text:p>
      <text:p text:style-name="P16">[ 1597.644985] ! {0110} CR0.c <text:s/>find.c <text:s/>Makefile <text:s/>Modi.hist <text:s/>wrlog.0.c <text:s/>wrlog.1.c <text:s/>wrlog.2.c <text:s/>wrlog.3.c <text:s/>wrlog.c <text:s/>wrlog.hist <text:s/>wrlog.ko </text:p>
      <text:p text:style-name="P16">[ 1597.645196] ! {0113} </text:p>
      <text:p text:style-name="P16">[ 1597.645196] CR0.c <text:s/>find.c <text:s/>Makefile <text:s/>Modi.hist <text:s/>wrlog.0.c <text:s/>wrlog.1.c <text:s/>wrlog.2.c <text:s/>wrlog.3.c <text:s/>wrlog.c <text:s/>wrlog.hist <text:s/>wrlog.ko </text:p>
      <text:p text:style-name="P16">[ 1597.645321] ! {0052} /home/olej/2015_WORK/own.BOOK/SysCalls/Modi/examles </text:p>
      <text:p text:style-name="P16">[ 1597.645951] ! {0078} \x1b[01;32molej@nvidia\x1b[01;34m ~/2015_WORK/own.BOOK/SysCalls/Modi/examles $\x1b[00m </text:p>
      <text:p text:style-name="P16">[ 1600.226651] ! {0001} s </text:p>
      <text:p text:style-name="P16">[ 1600.346587] ! {0001} u </text:p>
      <text:p text:style-name="P16">[ 1600.522683] ! {0001} d </text:p>
      <text:p text:style-name="P16">[ 1601.026667] ! {0001} o </text:p>
      <text:p text:style-name="P16">[ 1602.170701] ! {0001} </text:p>
      <text:p text:style-name="P16">[ 1602.426522] ! {0001} r </text:p>
      <text:p text:style-name="P16">[ 1603.218682] ! {0001} m </text:p>
      <text:p text:style-name="P16">[ 1603.682677] ! {0001} m </text:p>
      <text:p text:style-name="P16">[ 1603.906615] ! {0001} o </text:p>
      <text:p text:style-name="P16">[ 1604.338566] ! {0001} d </text:p>
      <text:p text:style-name="P16">[ 1606.442570] ! {0001} </text:p>
      <text:p text:style-name="P16">[ 1606.946670] ! {0001} w </text:p>
      <text:p text:style-name="P16">[ 1607.226667] ! {0001} r </text:p>
      <text:p text:style-name="P16">[ 1607.834662] ! {0001} l </text:p>
      <text:p text:style-name="P16">[ 1608.106672] ! {0001} o </text:p>
      <text:p text:style-name="P16">[ 1608.842694] ! {0001} g </text:p>
      <text:p text:style-name="P16">[ 1612.003059] ! {0002} </text:p>
      <text:p text:style-name="P16">[ 1612.014102] ! restore old sys_write syscall [c1179f70] </text:p>
      <text:h text:style-name="P24" text:outline-level="2">Обсуждение </text:h>
      <text:p text:style-name="P10">Подобным образом мы можем изменить поведение <text:span text:style-name="T1">любого</text:span> системного вызова Linux. Делается это <text:span text:style-name="T1">динамически</text:span>, загрузкой модуля, и при его выгрузке восстанавливается оригинальное поведение системы. Области применения такой техники широкие: возможности контроля и отладки в период разработки, <text:span text:style-name="T31">целевое </text:span><text:s/>изменение поведения <text:span text:style-name="T31">отдельных </text:span>системных вызовов под задачи проекта и другое.</text:p>
      <text:p text:style-name="P20">Показанный код <text:span text:style-name="T29">заметно</text:span> упрощён. Реальный модуль должен был бы предпринимать ряд страховочных действий для гарантий целостности. Например, новая функция-обработчик могла бы увеличить счётчик ссылок <text:s/>модуля вызовом <text:span text:style-name="T9">try_module_get( THIS_MODULE )</text:span>, чтобы предотвратить выгрузку модуля на время выполнения функции (что возможно с исчезающе малой, но <text:span text:style-name="T31">всё-таки </text:span>конечной вероятностью). Перед возвратом функция тогда проделает <text:span text:style-name="T31">обратное действие:</text:span> <text:span text:style-name="T4">module_put(</text:span><text:span text:style-name="T9"> THIS_MODULE )</text:span>. Могут понадобится и другие предосторожности, на время загрузки и выгрузки модуля, например. Но это достаточно обычная техника модулей ядра, и она не обсуждается дабы не усложнять принцип. </text:p>
      <text:p text:style-name="P21"><text:soft-page-break/>Некоторые дополнительные нюансы показанной техники мы увидим в седующей части обсуждения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20%" fo:text-align="justify" style:justify-single-word="false" fo:text-indent="1cm" style:auto-text-indent="false"/>
      <style:text-properties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top="1cm" fo:margin-bottom="0.499cm" style:contextual-spacing="false"/>
      <style:text-properties fo:font-size="16pt" fo:font-style="italic" fo:font-weight="bold" style:font-size-asian="14pt" style:font-style-asian="italic" style:font-weight-asian="normal" style:font-size-complex="14pt" style:font-style-complex="italic" style:font-weight-complex="bold"/>
    </style:style>
    <style:style style:name="Программный_20_код" style:display-name="Программный код" style:family="paragraph" style:parent-style-name="Text_20_body" style:class="text" style:master-page-name="">
      <style:paragraph-properties fo:margin-left="0.4cm" fo:margin-right="0cm" fo:margin-top="0cm" fo:margin-bottom="0.101cm" style:contextual-spacing="false" fo:text-align="start" style:justify-single-word="false" fo:text-indent="0cm" style:auto-text-indent="false" style:page-number="auto"/>
      <style:text-properties style:font-name="Liberation Mono" fo:font-family="'Liberation Mono'" style:font-family-generic="modern" style:font-pitch="fixed" fo:font-size="8pt" fo:font-weight="normal" style:font-size-asian="8pt" style:font-weight-asian="bold" style:font-size-complex="8pt" style:font-weight-complex="bold"/>
    </style:style>
    <style:style style:name="Пример_20_команды" style:display-name="Пример команды" style:family="paragraph" style:parent-style-name="Программный_20_код" style:class="text">
      <style:text-properties fo:font-weight="bold"/>
    </style:style>
    <style:style style:name="Перечисление" style:family="paragraph" style:parent-style-name="Text_20_body" style:class="text">
      <style:paragraph-properties fo:margin-left="0cm" fo:margin-right="0cm" fo:margin-top="0.101cm" fo:margin-bottom="0.101cm" style:contextual-spacing="false" fo:text-align="start" style:justify-single-word="false" fo:text-indent="0cm" style:auto-text-indent="false"/>
    </style:style>
    <style:style style:name="Название_20_листинга" style:display-name="Название листинга" style:family="paragraph" style:parent-style-name="Программный_20_код" style:class="text">
      <style:paragraph-properties fo:margin-top="0cm" fo:margin-bottom="0.3cm" style:contextual-spacing="false"/>
      <style:text-properties fo:font-size="10pt" fo:font-style="italic" style:text-underline-style="solid" style:text-underline-width="auto" style:text-underline-color="font-color" fo:font-weight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7T21:48:55.095555594</meta:creation-date>
    <meta:generator>LibreOffice/4.2.8.2$Linux_x86 LibreOffice_project/420m0$Build-2</meta:generator>
    <dc:date>2015-09-26T11:51:48.898028230</dc:date>
    <meta:editing-duration>P2DT2H16M15S</meta:editing-duration>
    <meta:editing-cycles>39</meta:editing-cycles>
    <meta:document-statistic meta:table-count="0" meta:image-count="0" meta:object-count="0" meta:page-count="5" meta:paragraph-count="128" meta:word-count="1370" meta:character-count="9987" meta:non-whitespace-character-count="8244"/>
  </office:meta>
</office:document-meta>
</file>